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944" officeooo:paragraph-rsid="0007e944"/>
    </style:style>
    <style:style style:name="P2" style:family="paragraph" style:parent-style-name="Standard">
      <style:text-properties officeooo:rsid="0007e944" officeooo:paragraph-rsid="00098a0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8a03"/>
    </style:style>
    <style:style style:name="T3" style:family="text">
      <style:text-properties style:text-underline-style="none" officeooo:rsid="00098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ài đặt hệ điều hành và opencv trên 2 con raspberry.</text:p>
      <text:p text:style-name="P2"><text:span text:style-name="T1">Deadline: </text:span><text:span text:style-name="T3">12h 15/05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23:40:16.284932774</meta:creation-date>
    <meta:generator>LibreOffice/4.2.8.2$Linux_X86_64 LibreOffice_project/420m0$Build-2</meta:generator>
    <dc:date>2015-05-13T23:52:27.401634269</dc:date>
    <meta:editing-duration>PT6S</meta:editing-duration>
    <meta:editing-cycles>3</meta:editing-cycles>
    <meta:document-statistic meta:table-count="0" meta:image-count="0" meta:object-count="0" meta:page-count="1" meta:paragraph-count="3" meta:word-count="15" meta:character-count="74" meta:non-whitespace-character-count="60"/>
  </office:meta>
</office:document-meta>
</file>